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3])" office:value-type="float" office:value="81.25" calcext:value-type="float">
            <text:p>81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3])" office:value-type="float" office:value="224.75" calcext:value-type="float">
            <text:p>224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3])" office:value-type="float" office:value="3.56746031746032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3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3];&quot;Desarrollo&quot;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3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formula="of:=SUM([.C$211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3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2T20:42:07.562000000</dc:date>
    <meta:editing-duration>PT12H44M4S</meta:editing-duration>
    <meta:editing-cycles>125</meta:editing-cycles>
    <meta:generator>LibreOffice/7.4.3.2$Windows_X86_64 LibreOffice_project/1048a8393ae2eeec98dff31b5c133c5f1d08b890</meta:generator>
    <meta:document-statistic meta:table-count="1" meta:cell-count="594" meta:object-count="0"/>
  </office:meta>
</office:document-meta>
</file>